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43b09" officeooo:paragraph-rsid="00043b09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43b09" officeooo:paragraph-rsid="00043b09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43b09" officeooo:paragraph-rsid="00043b09" style:font-size-asian="10.5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43b09" officeooo:paragraph-rsid="00043b09" style:font-size-asian="10.5pt" style:font-weight-asian="normal" style:font-size-complex="12pt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43b09" officeooo:paragraph-rsid="00043b0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4e8d8" officeooo:paragraph-rsid="0004e8d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43b09" officeooo:paragraph-rsid="00043b0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04e8d8" officeooo:paragraph-rsid="0004e8d8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4e8d8" officeooo:paragraph-rsid="0004e8d8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04e8d8"/>
    </style:style>
    <style:style style:name="P11" style:family="paragraph" style:parent-style-name="Standard" style:list-style-name="L4">
      <style:paragraph-properties fo:text-align="start" style:justify-single-word="false"/>
      <style:text-properties officeooo:rsid="0004e8d8" officeooo:paragraph-rsid="0004e8d8"/>
    </style:style>
    <style:style style:name="P12" style:family="paragraph" style:parent-style-name="Standard">
      <style:paragraph-properties fo:text-align="start" style:justify-single-word="false"/>
      <style:text-properties officeooo:rsid="0004e8d8" officeooo:paragraph-rsid="0004e8d8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4e8d8"/>
    </style:style>
    <style:style style:name="T3" style:family="text">
      <style:text-properties style:text-underline-style="none" fo:font-weight="bold" officeooo:rsid="0004e8d8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text-underline-style="none" fo:font-weight="normal" officeooo:rsid="0004e8d8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8" style:family="text">
      <style:text-properties fo:font-size="12pt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style:text-underline-style="solid" style:text-underline-width="auto" style:text-underline-color="font-color" fo:font-weight="bold" style:font-size-asian="10.5pt" style:font-style-asian="normal" style:font-weight-asian="bold" style:font-size-complex="12pt" style:font-style-complex="normal" style:font-weight-complex="bold"/>
    </style:style>
    <style:style style:name="T10" style:family="text">
      <style:text-properties fo:font-size="12pt" fo:font-style="normal" style:text-underline-style="solid" style:text-underline-width="auto" style:text-underline-color="font-color" fo:font-weight="bold" officeooo:rsid="0004e8d8" style:font-size-asian="10.5pt" style:font-style-asian="normal" style:font-weight-asian="bold" style:font-size-complex="12pt" style:font-style-complex="normal" style:font-weight-complex="bold"/>
    </style:style>
    <style:style style:name="T11" style:family="text">
      <style:text-properties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size="12pt" fo:font-style="italic" style:text-underline-style="none" fo:font-weight="bold" style:font-size-asian="10.5pt" style:font-style-asian="italic" style:font-weight-asian="bold" style:font-size-complex="12pt" style:font-style-complex="italic" style:font-weight-complex="bold"/>
    </style:style>
    <style:style style:name="T13" style:family="text">
      <style:text-properties officeooo:rsid="0004e8d8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for well object</text:p>
      <text:p text:style-name="P2"><text:span text:style-name="T14">Objective</text:span>:<text:span text:style-name="T1"> Review what are contained in a well object and document several functions needed for fitting data. </text:span><text:span text:style-name="T2">Specifically, these attributes are in </text:span><text:span text:style-name="T3">class.well.R</text:span><text:span text:style-name="T2"> </text:span></text:p>
      <text:p text:style-name="P2"><text:span text:style-name="T1"/></text:p>
      <text:p text:style-name="P6"><text:span text:style-name="T1">Creating a new well object in R only requires Time and OD vectors, <text:s/>which will fill slot “screen.data”.</text:span></text:p>
      <text:p text:style-name="P2"><text:span text:style-name="T1"/></text:p>
      <text:p text:style-name="P7"><text:span text:style-name="T13">I/ </text:span>List of well's attributes:</text:p>
      <text:list xml:id="list1827011253673542685" text:style-name="L2">
        <text:list-item>
          <text:p text:style-name="P4"><text:span text:style-name="T1">position - 3-member vector containing identifying information for the well: row (letters), column (numbers) and plate ID. </text:span></text:p>
        </text:list-item>
        <text:list-item>
          <text:p text:style-name="P4"><text:span text:style-name="T1">well.info - a list containing strain and media names if provided.</text:span></text:p>
        </text:list-item>
        <text:list-item>
          <text:p text:style-name="P4"><text:span text:style-name="T1">screen.data - a data frame with Time and raw OD values. This is the only slot that is filled upon creation of a well object. As different functions are run on the well the data frame gets filled with additional columns. </text:span></text:p>
        </text:list-item>
        <text:list-item>
          <text:p text:style-name="P4"><text:span text:style-name="T1">use.log - a single logical value denoting whether to return log-transformed values when data is requested from the well.</text:span></text:p>
        </text:list-item>
        <text:list-item>
          <text:p text:style-name="P4"><text:span text:style-name="T1">norm - a value to subtract from all OD values before returning data, </text:span><text:span text:style-name="T2">f</text:span><text:span text:style-name="T1">illed by &lt;normalize.ODs&gt; (see normalize.and.transform.R)</text:span></text:p>
        </text:list-item>
        <text:list-item>
          <text:p text:style-name="P4"><text:span text:style-name="T1">curve.par - a list of parameters that denote whether the well is empty, whether it contains ODs indicating a viable culture, whether it tanks at a certain timepoint. <text:s/></text:span></text:p>
        </text:list-item>
      </text:list>
      <text:p text:style-name="P2"><text:span text:style-name="T1"/></text:p>
      <text:p text:style-name="P2"><text:span text:style-name="T1">If model fitting using &lt;fit.model&gt; is successful:</text:span></text:p>
      <text:list xml:id="list4941309891036160828" text:style-name="L1">
        <text:list-item>
          <text:p text:style-name="P3"><text:span text:style-name="T1">fit.par - will be a list containing the fitted model parameters</text:span></text:p>
        </text:list-item>
        <text:list-item>
          <text:p text:style-name="P3"><text:span text:style-name="T1">equation - will contain an expression for evaluating the successfully fitted model </text:span></text:p>
        </text:list-item>
        <text:list-item>
          <text:p text:style-name="P3"><text:span text:style-name="T1">model.name - will contain the name of the successfully fit model</text:span></text:p>
        </text:list-item>
      </text:list>
      <text:p text:style-name="P2"/>
      <text:list xml:id="list3785766130044905223" text:style-name="L3">
        <text:list-item>
          <text:p text:style-name="P5"><text:span text:style-name="T1">fit.info - a message with info about whether the fit was successful, failed, or skipped. </text:span></text:p>
        </text:list-item>
        <text:list-item>
          <text:p text:style-name="P5"><text:span text:style-name="T1">add.info - a message with info about whether jumps in OD were detected or removed, or if ODs were detected below the blank OD. <text:s/></text:span></text:p>
        </text:list-item>
      </text:list>
      <text:p text:style-name="P2"><text:span text:style-name="T1"/></text:p>
      <text:p text:style-name="P8">II/ Some misc functions to extract and transform information from well objects. </text:p>
      <text:p text:style-name="P8"/>
      <text:p text:style-name="P10"><text:span text:style-name="T6">(This list only contains functions that take part in the procedure of fitting, finding goodness, and finding the reached plateau.)</text:span></text:p>
      <text:p text:style-name="P10"><text:span text:style-name="T6"/></text:p>
      <text:p text:style-name="P10"><text:span text:style-name="T6"><text:tab/></text:span><text:span text:style-name="T10">data.from</text:span><text:span text:style-name="T6">: Receives a well object and 4 logical values: &lt;remove&gt;, &lt;remove.tanking&gt;, &lt;raw.data&gt;, and &lt;na.rm&gt;. </text:span></text:p>
      <text:p text:style-name="P10"><text:span text:style-name="T6"><text:tab/>By default it returns a two-column data frame with time and OD (or log OD if the &lt;use.log&gt; slot is true in the object), after normalization to the value specified in &lt;norm&gt; slot. <text:s text:c="3"/></text:span></text:p>
      <text:list xml:id="list7603472157588131785" text:style-name="L4">
        <text:list-item>
          <text:list>
            <text:list-item>
              <text:p text:style-name="P11"><text:span text:style-name="T5">With &lt;remove&gt; set to true the rows specified in the &lt;remove&gt; column of the &lt;screen.data&gt; slot are not returned. </text:span></text:p>
            </text:list-item>
            <text:list-item>
              <text:p text:style-name="P11"><text:span text:style-name="T5"><text:s/>With &lt;remove.tanking&gt; set to true all the rows after the &lt;tanking.start&gt; index are removed. </text:span></text:p>
            </text:list-item>
            <text:list-item>
              <text:p text:style-name="P11"><text:span text:style-name="T5"><text:s/>Setting &lt;raw.data&gt; to true overrides all these settings and just returns 2 columns with Time and Raw OD.</text:span></text:p>
            </text:list-item>
          </text:list>
        </text:list-item>
      </text:list>
      <text:p text:style-name="P12"><text:span text:style-name="T5"/></text:p>
      <text:p text:style-name="P12"><text:span text:style-name="T5"><text:tab/></text:span><text:span text:style-name="T8">s</text:span><text:span text:style-name="T9">lopes</text:span><text:span text:style-name="T7">: </text:span><text:span text:style-name="T5">Receives a well object and 3 logical values: &lt;remove&gt;, &lt;remove.tanking&gt;, and &lt;na.rm&gt;.</text:span></text:p>
      <text:p text:style-name="P12"><text:span text:style-name="T5"><text:tab/>This function acts much like </text:span><text:span text:style-name="T12">&lt;data.from&gt; </text:span><text:span text:style-name="T5">but gives a single vector containing the slope at each </text:span><text:soft-page-break/><text:span text:style-name="T5">point. It also has a parameter allowing removal of NA values.</text:span></text:p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h </meta:initial-creator>
    <meta:creation-date>2014-05-27T14:16:00.145181828</meta:creation-date>
    <dc:date>2014-05-27T14:36:42.964979034</dc:date>
    <dc:creator>Minh </dc:creator>
    <meta:editing-duration>PT11M15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2" meta:paragraph-count="26" meta:word-count="448" meta:character-count="2698" meta:non-whitespace-character-count="2264"/>
  </office:meta>
</office:document-meta>
</file>